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Rokkitt" svg:font-family="Rokkitt, serif"/>
    <style:font-face style:name="Source Code Pro" svg:font-family="'Source Code Pr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Heading_20_3">
      <style:text-properties officeooo:paragraph-rsid="001b40c3"/>
    </style:style>
    <style:style style:name="P3" style:family="paragraph" style:parent-style-name="Heading_20_3">
      <style:text-properties officeooo:rsid="001b40c3" officeooo:paragraph-rsid="001b40c3"/>
    </style:style>
    <style:style style:name="P4" style:family="paragraph" style:parent-style-name="Heading_20_3">
      <style:text-properties officeooo:rsid="001b40c3" officeooo:paragraph-rsid="001d0a36"/>
    </style:style>
    <style:style style:name="P5" style:family="paragraph" style:parent-style-name="Standard">
      <style:text-properties fo:font-size="18pt" fo:font-weight="bold" officeooo:rsid="001b40c3" officeooo:paragraph-rsid="001b40c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40c3" officeooo:paragraph-rsid="001d0a36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b40c3" officeooo:paragraph-rsid="001b40c3"/>
    </style:style>
    <style:style style:name="P8" style:family="paragraph" style:parent-style-name="Standard">
      <style:text-properties officeooo:rsid="001b40c3" officeooo:paragraph-rsid="001d0a36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variant="normal" fo:text-transform="none" fo:color="#333333" style:text-line-through-style="none" style:font-name="Rokkitt" fo:font-size="18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333333" style:text-line-through-style="none" style:font-name="Rokkitt" fo:font-size="18pt" fo:letter-spacing="normal" fo:font-style="normal" style:text-underline-style="none" fo:font-weight="bold" officeooo:rsid="001b40c3" style:text-blinking="false"/>
    </style:style>
    <style:style style:name="T3" style:family="text">
      <style:text-properties fo:font-variant="normal" fo:text-transform="none" fo:color="#333333" style:text-line-through-style="none" style:font-name="Rokkitt" fo:font-size="18pt" fo:letter-spacing="normal" fo:font-style="normal" style:text-underline-style="none" fo:font-weight="bold" style:text-blinking="false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111111" style:font-name="Rokkitt" fo:font-size="18pt" fo:letter-spacing="normal" fo:font-style="normal" fo:font-weight="bold"/>
    </style:style>
    <style:style style:name="T5" style:family="text">
      <style:text-properties fo:font-variant="normal" fo:text-transform="none" fo:color="#111111" style:font-name="Rokkitt" fo:font-size="18pt" fo:letter-spacing="normal" fo:font-style="normal" fo:font-weight="bold" officeooo:rsid="001b40c3"/>
    </style:style>
    <style:style style:name="T6" style:family="text">
      <style:text-properties fo:font-variant="normal" fo:text-transform="none" fo:color="#111111" style:font-name="Rokkitt" fo:font-size="18pt" fo:letter-spacing="normal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111111" style:font-name="Source Code Pro" fo:font-size="10.5pt" fo:letter-spacing="normal" fo:font-style="normal" fo:font-weight="normal"/>
    </style:style>
    <style:style style:name="T8" style:family="text">
      <style:text-properties fo:font-variant="normal" fo:text-transform="none" fo:color="#999999" style:font-name="Helvetica Neue" fo:font-size="9pt" fo:letter-spacing="normal" fo:font-style="normal" fo:font-weight="normal"/>
    </style:style>
    <style:style style:name="T9" style:family="text">
      <style:text-properties fo:font-variant="normal" fo:text-transform="none" fo:color="#999999" style:font-name="Helvetica Neue" fo:font-size="9pt" fo:letter-spacing="normal" fo:font-style="normal" fo:font-weight="normal" officeooo:rsid="001b40c3"/>
    </style:style>
    <style:style style:name="T10" style:family="text">
      <style:text-properties fo:font-variant="normal" fo:text-transform="none" fo:color="#999999" style:font-name="Helvetica Neue" fo:font-size="9pt" fo:letter-spacing="normal" fo:font-style="normal" fo:font-weight="normal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dd2200" style:font-name="Source Code Pro" fo:font-size="10.5pt" fo:letter-spacing="normal" fo:font-style="normal" fo:font-weight="normal"/>
    </style:style>
    <style:style style:name="T12" style:family="text">
      <style:text-properties fo:font-variant="normal" fo:text-transform="none" fo:color="#dd1144" style:font-name="Source Code Pro" fo:font-size="10.5pt" fo:letter-spacing="normal" fo:font-style="normal" fo:font-weight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officeooo:rsid="001d0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lters</text:p>
      <text:p text:style-name="P7"/>
      <text:h text:style-name="P2" text:outline-level="3"><text:a xlink:type="simple" xlink:href="http://localhost:81/orwdb/mongo.php/servers/localhost/databases/orwdb/collections/filters/documents/51117397c1fcb6340c000000"><text:span text:style-name="T2">51117397c1fcb6340c000000</text:span></text:a><text:span text:style-name="T5"> </text:span><text:span text:style-name="T9">Tue, 05 Feb 2013 21:03:19 GMT</text:span></text:h>
      <text:p text:style-name="P1"><text:span text:style-name="T7">{ </text:span><text:span text:style-name="Variable"><text:span text:style-name="T7">_id</text:span></text:span><text:span text:style-name="T7">: ObjectId(</text:span><text:span text:style-name="T11">"</text:span><text:span text:style-name="T12">51117397c1fcb6340c000000</text:span><text:span text:style-name="T11">"</text:span><text:span text:style-name="T7">), </text:span><text:span text:style-name="Variable"><text:span text:style-name="T7">name</text:span></text:span><text:span text:style-name="T7">: </text:span><text:span text:style-name="T11">"</text:span><text:span text:style-name="T12">Template</text:span><text:span text:style-name="T11">"</text:span><text:span text:style-name="T7">, </text:span><text:span text:style-name="Variable"><text:span text:style-name="T7">values</text:span></text:span><text:span text:style-name="T7">: [ { </text:span><text:span text:style-name="Variable"><text:span text:style-name="T7">category</text:span></text:span><text:span text:style-name="T7">: </text:span><text:span text:style-name="T11">"</text:span><text:span text:style-name="T12">Suspension.Shocks</text:span><text:span text:style-name="T11">"</text:span><text:span text:style-name="T7">, </text:span><text:span text:style-name="Variable"><text:span text:style-name="T7">values</text:span></text:span><text:span text:style-name="T7">: [ </text:span><text:span text:style-name="T11">"</text:span><text:span text:style-name="T12">Green</text:span><text:span text:style-name="T11">"</text:span><text:span text:style-name="T7">, </text:span><text:span text:style-name="T11">"</text:span><text:span text:style-name="T12">Black</text:span><text:span text:style-name="T11">"</text:span><text:span text:style-name="T7">, </text:span><text:span text:style-name="T11">"</text:span><text:span text:style-name="T12">Silver</text:span><text:span text:style-name="T11">"</text:span><text:span text:style-name="T7"> ] }, { </text:span><text:span text:style-name="Variable"><text:span text:style-name="T7">category</text:span></text:span><text:span text:style-name="T7">: </text:span><text:span text:style-name="T11">"</text:span><text:span text:style-name="T12">Performance &amp; Filters.Mufflers</text:span><text:span text:style-name="T11">"</text:span><text:span text:style-name="T7">, </text:span><text:span text:style-name="Variable"><text:span text:style-name="T7">values</text:span></text:span><text:span text:style-name="T7">: [ </text:span><text:span text:style-name="T11">"</text:span><text:span text:style-name="T12">Green</text:span><text:span text:style-name="T11">"</text:span><text:span text:style-name="T7">, </text:span><text:span text:style-name="T11">"</text:span><text:span text:style-name="T12">Silver</text:span><text:span text:style-name="T11">"</text:span><text:span text:style-name="T7"> ] } ] }</text:span></text:p>
      <text:p text:style-name="P7"/>
      <text:p text:style-name="P7"/>
      <text:p text:style-name="P5">Categories</text:p>
      <text:p text:style-name="P7"/>
      <text:h text:style-name="P2" text:outline-level="3"><text:a xlink:type="simple" xlink:href="http://localhost:81/orwdb/mongo.php/servers/localhost/databases/orwdb/collections/categories/documents/5125007ac1fcb6280b000000"><text:span text:style-name="T2">5125007ac1fcb6280b000000</text:span></text:a><text:span text:style-name="T5"> </text:span><text:span text:style-name="T9">Wed, 20 Feb 2013 16:57:30 GMT</text:span></text:h>
      <text:p text:style-name="P1"><text:span text:style-name="T7">{ </text:span><text:span text:style-name="Variable"><text:span text:style-name="T7">_id</text:span></text:span><text:span text:style-name="T7">: ObjectId(</text:span><text:span text:style-name="T11">"</text:span><text:span text:style-name="T12">5125007ac1fcb6280b000000</text:span><text:span text:style-name="T11">"</text:span><text:span text:style-name="T7">), </text:span><text:span text:style-name="Variable"><text:span text:style-name="T7">filters</text:span></text:span><text:span text:style-name="T7">: [ </text:span><text:span text:style-name="T11">"</text:span><text:span text:style-name="T12">Finish</text:span><text:span text:style-name="T11">"</text:span><text:span text:style-name="T7">, </text:span><text:span text:style-name="T11">"</text:span><text:span text:style-name="T12">Dimension</text:span><text:span text:style-name="T11">"</text:span><text:span text:style-name="T7"> ], </text:span><text:span text:style-name="Variable"><text:span text:style-name="T7">orw</text:span></text:span><text:span text:style-name="T7">: </text:span><text:span text:style-name="T11">"</text:span><text:span text:style-name="T12">Performance &amp; Filters.Mufflers</text:span><text:span text:style-name="T11">"</text:span><text:span text:style-name="T7"> }</text:span></text:p>
      <text:p text:style-name="P7"/>
      <text:p text:style-name="P7"/>
      <text:p text:style-name="P6"><text:span text:style-name="T14">Brands</text:span></text:p>
      <text:p text:style-name="P8"/>
      <text:h text:style-name="P3" text:outline-level="3"><text:a xlink:type="simple" xlink:href="http://localhost:81/orwdb/mongo.php/servers/localhost/databases/orwdb/collections/brands/documents/5112f757c1fcb6d81c000001"><text:span text:style-name="T1">5112f757c1fcb6d81c000001</text:span></text:a><text:span text:style-name="T4"> </text:span><text:span text:style-name="T8">Thu, 07 Feb 2013 00:37:43 GMT</text:span></text:h>
      <text:p text:style-name="P1"><text:span text:style-name="T7">{ </text:span><text:span text:style-name="Variable"><text:span text:style-name="T7">_id</text:span></text:span><text:span text:style-name="T7">: ObjectId(</text:span><text:span text:style-name="T11">"</text:span><text:span text:style-name="T12">5112f757c1fcb6d81c000001</text:span><text:span text:style-name="T11">"</text:span><text:span text:style-name="T7">), </text:span><text:span text:style-name="Variable"><text:span text:style-name="T7">brand</text:span></text:span><text:span text:style-name="T7">: </text:span><text:span text:style-name="T11">"</text:span><text:span text:style-name="T12">Template</text:span><text:span text:style-name="T11">"</text:span><text:span text:style-name="T7"> }</text:span></text:p>
      <text:p text:style-name="P7"/>
      <text:p text:style-name="P6"><text:span text:style-name="T14">Headers</text:span></text:p>
      <text:h text:style-name="P4" text:outline-level="3"><text:a xlink:type="simple" xlink:href="http://localhost:81/orwdb/mongo.php/servers/localhost/databases/orwdb/collections/headers/documents/51097e00c1fcb6fc08000001"><text:span text:style-name="T3">51097e00c1fcb6fc08000001</text:span></text:a><text:span text:style-name="T6"> </text:span><text:span text:style-name="T10">Wed, 30 Jan 2013 20:09:36 GMT</text:span></text:h>
      <text:p text:style-name="P1"><text:span text:style-name="T7">{ </text:span><text:span text:style-name="Variable"><text:span text:style-name="T7">_id</text:span></text:span><text:span text:style-name="T7">: ObjectId(</text:span><text:span text:style-name="T11">"</text:span><text:span text:style-name="T12">51097e00c1fcb6fc08000001</text:span><text:span text:style-name="T11">"</text:span><text:span text:style-name="T7">), </text:span><text:span text:style-name="Variable"><text:span text:style-name="T7">headers</text:span></text:span><text:span text:style-name="T7">: [ </text:span><text:span text:style-name="T11">"</text:span><text:span text:style-name="T12">Manufacturer</text:span><text:span text:style-name="T11">"</text:span><text:span text:style-name="T7">, </text:span><text:span text:style-name="T11">"</text:span><text:span text:style-name="T12">UPC</text:span><text:span text:style-name="T11">"</text:span><text:span text:style-name="T7">, </text:span><text:span text:style-name="T11">"</text:span><text:span text:style-name="T12">ISIS SKU</text:span><text:span text:style-name="T11">"</text:span><text:span text:style-name="T7">, </text:span><text:span text:style-name="T11">"</text:span><text:span text:style-name="T12">Part Name</text:span><text:span text:style-name="T11">"</text:span><text:span text:style-name="T7">, </text:span><text:span text:style-name="T11">"</text:span><text:span text:style-name="T12">Category</text:span><text:span text:style-name="T11">"</text:span><text:span text:style-name="T7">, </text:span><text:span text:style-name="T11">"</text:span><text:span text:style-name="T12">Bullet Point 1</text:span><text:span text:style-name="T11">"</text:span><text:span text:style-name="T7">, </text:span><text:span text:style-name="T11">"</text:span><text:span text:style-name="T12">Bullet Point 2</text:span><text:span text:style-name="T11">"</text:span><text:span text:style-name="T7">, </text:span><text:span text:style-name="T11">"</text:span><text:span text:style-name="T12">Bullet Point 3</text:span><text:span text:style-name="T11">"</text:span><text:span text:style-name="T7">, </text:span><text:span text:style-name="T11">"</text:span><text:span text:style-name="T12">Bullet Point 4</text:span><text:span text:style-name="T11">"</text:span><text:span text:style-name="T7">, </text:span><text:span text:style-name="T11">"</text:span><text:span text:style-name="T12">Bullet Point 5</text:span><text:span text:style-name="T11">"</text:span><text:span text:style-name="T7">, </text:span><text:span text:style-name="T11">"</text:span><text:span text:style-name="T12">Description 1</text:span><text:span text:style-name="T11">"</text:span><text:span text:style-name="T7">, </text:span><text:span text:style-name="T11">"</text:span><text:span text:style-name="T12">Description 2</text:span><text:span text:style-name="T11">"</text:span><text:span text:style-name="T7">, </text:span><text:span text:style-name="T11">"</text:span><text:span text:style-name="T12">Description 3</text:span><text:span text:style-name="T11">"</text:span><text:span text:style-name="T7">, </text:span><text:span text:style-name="T11">"</text:span><text:span text:style-name="T12">Image 1</text:span><text:span text:style-name="T11">"</text:span><text:span text:style-name="T7">, </text:span><text:span text:style-name="T11">"</text:span><text:span text:style-name="T12">Image 2</text:span><text:span text:style-name="T11">"</text:span><text:span text:style-name="T7">, </text:span><text:span text:style-name="T11">"</text:span><text:span text:style-name="T12">Image 3</text:span><text:span text:style-name="T11">"</text:span><text:span text:style-name="T7">, </text:span><text:span text:style-name="T11">"</text:span><text:span text:style-name="T12">Image 4</text:span><text:span text:style-name="T11">"</text:span><text:span text:style-name="T7">, </text:span><text:span text:style-name="T11">"</text:span><text:span text:style-name="T12">Image 5</text:span><text:span text:style-name="T11">"</text:span><text:span text:style-name="T7">, </text:span><text:span text:style-name="T11">"</text:span><text:span text:style-name="T12">Image 6</text:span><text:span text:style-name="T11">"</text:span><text:span text:style-name="T7">, </text:span><text:span text:style-name="T11">"</text:span><text:span text:style-name="T12">Image 7</text:span><text:span text:style-name="T11">"</text:span><text:span text:style-name="T7">, </text:span><text:span text:style-name="T11">"</text:span><text:span text:style-name="T12">Image 8</text:span><text:span text:style-name="T11">"</text:span><text:span text:style-name="T7">, </text:span><text:span text:style-name="T11">"</text:span><text:span text:style-name="T12">Instructions</text:span><text:span text:style-name="T11">"</text:span><text:span text:style-name="T7"> ] }</text:span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Rokkitt" svg:font-family="Rokkitt, serif"/>
    <style:font-face style:name="Source Code Pro" svg:font-family="'Source Code Pr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0:28:44.48</meta:creation-date>
    <dc:date>2013-02-22T10:31:46.43</dc:date>
    <meta:editing-duration>P0D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2" meta:word-count="133" meta:character-count="1022" meta:non-whitespace-character-count="901"/>
  </office:meta>
</office:document-meta>
</file>